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Arial1" svg:font-family="Arial, 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OB LAB 2 – Adrian Wiśniewski</text:h>
      <text:h text:style-name="Heading_20_2" text:outline-level="2">Implementacja</text:h>
      <text:list xml:id="list39483464" text:style-name="L1">
        <text:list-item>
          <text:p text:style-name="P1">preprocess(data, drop_percentage) – Funkcja filtrująca dane. Iteruje po wszystkich atrybutach i dla każdego odrzuca (drop_percentage)% wartości skrajnych.</text:p>
        </text:list-item>
        <text:list-item>
          <text:p text:style-name="P1">bayes(train, classes, test, method) – Klasyfikator będący tematem laboratorium. Parametr method przyjmuje wartości od 1 do 3 odpowiadające kolejnym wariantom modelu.</text:p>
        </text:list-item>
        <text:list-item>
          <text:p text:style-name="P1">testbayes(train, test, method, columns) – Funkcja testująca klasyfikator.</text:p>
        </text:list-item>
        <text:list-item>
          <text:p text:style-name="P1">bestbayes(train, test, method) – Funkcja wybierająca optymalny zestaw atrybutów.</text:p>
        </text:list-item>
      </text:list>
      <text:h text:style-name="Heading_20_2" text:outline-level="2"><text:s/>Wnioski</text:h>
      <text:list xml:id="list39529242" text:style-name="L2">
        <text:list-item>
          <text:p text:style-name="P2">Najlepszy wynik dla dwóch atrybutów zapewnia wariant 3. klasyfikatora – aproksymacja oknem Parzena (h1 = 0.006). Najsłabiej wypadł wariant 1. Wyniki to kolejno: [2 7] - 85.3%, [ 2 4 ] - 96.1% i [3 4] - 97.3%.</text:p>
        </text:list-item>
        <text:list-item>
          <text:p text:style-name="P2">Wybranie 1/2 zbioru uczącego dla metody 2. podnosi skuteczność klasyfokacji do 98.3%. <text:s text:c="2"/>Przy odpowiednio dobranych atrybutach (3 i 4) wzięcie co dziesiątego rekordu podnosi <text:s/>skuteczność nawet do 99.1%. Zjawisko to można wytłumaczyć nadmiernym dopasowaniem modelu, jednak losowe dopieranie zbioru trenującego może dać równie losowy rezultat.</text:p>
        </text:list-item>
        <text:list-item>
          <text:p text:style-name="P2">Najlepszy klasyfikator uzyskano dla najmniejszej wartości h1=0.0001 osiągając 99.78% skuteczności. Mniejszy rozmiar okna faworyzuje składniki należące do najbliżej leżących próbek.</text:p>
        </text:list-item>
        <text:list-item>
          <text:p text:style-name="P2">Najlepsze zestawy cech dla wszystkich trzech wariantów klasyfikatora to: [2 3 4 5] – 86.8%, [2 3 4 5] – 99.89% i [3 4 5] – 99.83%.</text:p>
        </text:list-item>
        <text:list-item>
          <text:p text:style-name="P2">W zależności od wylosowanej próby zbioru testowego skuteczność klasyfikacji zmienia się w przedziałach od 90.9%, 99.27%, 99.27% do 91.00%, 100%, 99.85%. Z wyjątkiem pierwszego klasyfikatora, jakość modelu się pogorszyła.</text:p>
        </text:list-item>
        <text:list-item>
          <text:p text:style-name="P2">Klasyfikator z pierwszego ćwiczenia osiągał najwyższą skuteczność 94%. Klasyfikator ten wielokrotnie częściej się mylił w porównaniu z klasyfikatorem Bayesa z drugiego ćwiczenia (około 54 razy częściej przyjmując najlepszy wynik 99.89%)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Arial1" svg:font-family="Arial, 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Arial1" fo:font-size="12pt" fo:language="de" fo:country="DE" style:font-name-asian="Arial1" style:font-size-asian="12pt" style:language-asian="ja" style:country-asian="JP" style:font-name-complex="Arial1" style:font-size-complex="12pt" style:language-complex="fa" style:country-complex="I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H57M26S</meta:editing-duration>
    <meta:editing-cycles>12</meta:editing-cycles>
    <meta:generator>OpenOffice.org/3.3$Win32 OpenOffice.org_project/330m20$Build-9567</meta:generator>
    <dc:date>2012-03-26T21:23:32.20</dc:date>
    <meta:document-statistic meta:table-count="0" meta:image-count="0" meta:object-count="0" meta:page-count="1" meta:paragraph-count="13" meta:word-count="262" meta:character-count="1847"/>
    <meta:user-defined meta:name="Info 1"/>
    <meta:user-defined meta:name="Info 2"/>
    <meta:user-defined meta:name="Info 3"/>
    <meta:user-defined meta:name="Info 4"/>
  </office:meta>
</office:document-meta>
</file>